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5"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0"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8" style:family="table-cell" style:parent-style-name="Default">
      <style:table-cell-properties fo:background-color="#ffff00"/>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8"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8"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8"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8"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9"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8"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9"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1"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5" office:value-type="string" calcext:value-type="string">
            <text:p>Painoarvo</text:p>
          </table:table-cell>
          <table:table-cell table:style-name="ce35" office:value-type="string" calcext:value-type="string">
            <text:p>Tyyppi</text:p>
          </table:table-cell>
          <table:table-cell table:style-name="ce40"/>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448 449</text:p>
          </table:table-cell>
          <table:table-cell office:value-type="string" calcext:value-type="string">
            <text:p>Poistettu julkaisu jää osaksi hyväksyttyä aineisto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3"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table:style-name="ce20" office:value-type="string" calcext:value-type="string">
            <text:p>Kuvaukset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5">00/00/0000</text:date>, <text:time style:data-style-name="N2" text:time-value="11:31:59.3345066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1-05T11:33:18.051598756</dc:date>
    <meta:editing-duration>P76DT15H21M18S</meta:editing-duration>
    <meta:editing-cycles>311</meta:editing-cycles>
    <meta:generator>LibreOffice/6.0.6.2$Linux_X86_64 LibreOffice_project/00m0$Build-2</meta:generator>
    <meta:document-statistic meta:table-count="2" meta:cell-count="1212" meta:object-count="0"/>
  </office:meta>
</office:document-meta>
</file>